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bb835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c97ce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370fd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2171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1370fd" fo:background-color="#fffff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287fd2" fo:background-color="#ffffff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0ac456"/>
    </style:style>
    <style:style style:name="T2" style:family="text">
      <style:text-properties officeooo:rsid="000dd2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1b2"/>
    </style:style>
    <style:style style:name="T5" style:family="text">
      <style:text-properties officeooo:rsid="00177c89"/>
    </style:style>
    <style:style style:name="T6" style:family="text">
      <style:text-properties officeooo:rsid="001d9c66"/>
    </style:style>
    <style:style style:name="T7" style:family="text">
      <style:text-properties officeooo:rsid="001f1845"/>
    </style:style>
    <style:style style:name="T8" style:family="text">
      <style:text-properties officeooo:rsid="0025f3df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yniki 1 – 07.11.16r</text:p>
      <text:p text:style-name="P1"/>
      <text:p text:style-name="P14">Podproblem:</text:p>
      <text:p text:style-name="P14"/>
      <text:p text:style-name="P15">Na wejściu podajemy zbiór filmów z ich średnią ocen(rating) w skali od 1-10 oraz pobieramy informacje o użytkowniku, który wystawił jakąś ocenę któremuś z tych filmów. Następnie neuron uczy się aby trafnie polecać film użytkownikowi, który nie jest słabszy od filmu, któremu wystawił <text:span text:style-name="T1">konkretną</text:span> ocenę.</text:p>
      <text:p text:style-name="P15"/>
      <text:p text:style-name="P8"/>
      <text:p text:style-name="P9"><text:span text:style-name="T3">Dane uczące:</text:span> 10<text:span text:style-name="T8">0</text:span> filmów z ich średnią ocen <text:span text:style-name="T4">oraz ocena użytkownika</text:span></text:p>
      <text:p text:style-name="P10"><text:span text:style-name="T3">Dane walidujące</text:span>: 3<text:span text:style-name="T8">0</text:span> filmy z ich <text:span text:style-name="T2">średnią ocen oraz ocena użytkownika</text:span></text:p>
      <text:p text:style-name="P10"/>
      <text:p text:style-name="P12">Sieć zostaje nauczona na podstawie 10<text:span text:style-name="T8">0</text:span> filmów, które podajemy na wejściu a następnie za pomocą danych walidującyh sprawdzam działanie sieci podając je na wejściu i <text:span text:style-name="T5">otrzymując poprawne sygnały wyjściowe.</text:span></text:p>
      <text:p text:style-name="P12"/>
      <text:p text:style-name="P10"/>
      <text:p text:style-name="P10"/>
      <text:p text:style-name="P10"/>
      <text:p text:style-name="P2">Zestawienie wyników – szczegółowe wyniki znajdują się w folderze wyniki_1</text:p>
      <text:p text:style-name="P2"/>
      <text:p text:style-name="P2"/>
      <text:p text:style-name="P2"/>
      <text:p text:style-name="P3">1. Ilość iteracji potrzebnych do nauczenia sieci dla każdej z 50 prób</text:p>
      <text:p text:style-name="P7"/>
      <text:p text:style-name="P17"/>
      <text:p text:style-name="P16"/>
      <text:p text:style-name="P18">Średnia ilość iteracji oraz średni czas uczenia po 50 próbach</text:p>
      <text:p text:style-name="P7"><draw:frame draw:style-name="fr1" draw:name="Obiekt1" text:anchor-type="paragraph" svg:y="0.146cm" svg:width="9.694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Obiekt2" text:anchor-type="paragraph" svg:width="11.719cm" svg:height="23.02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6"><draw:frame draw:style-name="fr1" draw:name="Obiekt3" text:anchor-type="paragraph" svg:y="0.519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4"><text:span text:style-name="T6">2</text:span>. <text:span text:style-name="T7">Błąd MSE podczas każdej z</text:span> itera<text:span text:style-name="T7">cji dla 3 wybranych prób</text:span></text:p>
      <text:p text:style-name="P4"/>
      <text:p text:style-name="P4"><draw:frame draw:style-name="fr3" draw:name="Obiekt4" text:anchor-type="paragraph" svg:x="-0.235cm" svg:y="0.635cm" svg:width="17.47cm" svg:height="5.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6"/>
      <text:p text:style-name="P6"/>
      <text:p text:style-name="P6"><draw:frame draw:style-name="fr1" draw:name="Obiekt5" text:anchor-type="paragraph" svg:y="0.598cm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6"/>
      <text:p text:style-name="P6"><draw:frame draw:style-name="fr1" draw:name="Obiekt6" text:anchor-type="paragraph" svg:y="0.552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iekt7" text:anchor-type="paragraph" svg:y="0.46cm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6"/>
      <text:p text:style-name="P6"/>
      <text:p text:style-name="P6"/>
      <text:p text:style-name="P6"><draw:frame draw:style-name="fr1" draw:name="Obiekt12" text:anchor-type="paragraph" svg:y="0.487cm" svg:width="19.232cm" svg:height="9.98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/>
      <text:p text:style-name="P5"><text:span text:style-name="T6">2</text:span>. <text:span text:style-name="T7">Błąd procentowy MAPE podczas każdej z</text:span> itera<text:span text:style-name="T7">cji dla 3 wybranych prób</text:span></text:p>
      <text:p text:style-name="P5"/>
      <text:p text:style-name="P5"><draw:frame draw:style-name="fr1" draw:name="Obiekt8" text:anchor-type="paragraph" svg:y="0.804cm" svg:width="17.47cm" svg:height="5.8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draw:frame draw:style-name="fr1" draw:name="Obiekt9" text:anchor-type="paragraph" svg:y="0.042cm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5"><draw:frame draw:style-name="fr1" draw:name="Obiekt10" text:anchor-type="paragraph" svg:y="0.566cm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iekt11" text:anchor-type="paragraph" svg:y="0.153cm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9M9S</meta:editing-duration>
    <meta:editing-cycles>33</meta:editing-cycles>
    <meta:generator>LibreOffice/5.1.3.2$Windows_X86_64 LibreOffice_project/644e4637d1d8544fd9f56425bd6cec110e49301b</meta:generator>
    <dc:date>2016-11-10T22:36:45.426000000</dc:date>
    <meta:document-statistic meta:table-count="0" meta:image-count="0" meta:object-count="12" meta:page-count="7" meta:paragraph-count="11" meta:word-count="154" meta:character-count="996" meta:non-whitespace-character-count="8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5"/>
        <table:table-row table:style-name="ro1">
          <table:table-cell table:number-columns-repeated="3"/>
          <table:table-cell office:value-type="string" calcext:value-type="string">
            <text:p>Średnia ilość iteracji ( po 50 próbach )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 czas uczenia [ nanoseconds ]</text:p>
          </table:table-cell>
          <table:table-cell table:style-name="ce6" office:value-type="float" office:value="35720084" calcext:value-type="float">
            <text:p>3572008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25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7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43</text:p>
        </chart:title>
        <chart:plot-area chart:style-name="ch3" chart:data-source-has-labels="both" svg:x="1.452cm" svg:y="1.59cm" svg:width="14.228cm" svg:height="6.127cm">
          <chartooo:coordinate-region svg:x="2.867cm" svg:y="1.79cm" svg:width="12.719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31cm" svg:height="9.986cm" xlink:href="." xlink:type="simple" chart:class="chart:line" chart:style-name="ch1">
        <chart:title svg:x="0.796cm" svg:y="0.334cm" chart:style-name="ch2">
          <text:p>Wybrane 3 próby oraz błąd MSE dla danych walidujących</text:p>
        </chart:title>
        <chart:legend chart:legend-position="end" svg:x="14.924cm" svg:y="3.947cm" style:legend-expansion="high" chart:style-name="ch3"/>
        <chart:plot-area chart:style-name="ch4" chart:data-source-has-labels="both" svg:x="1.517cm" svg:y="1.63cm" svg:width="13.023cm" svg:height="7.054cm">
          <chartooo:coordinate-region svg:x="2.244cm" svg:y="1.829cm" svg:width="12.202cm" svg:height="6.208cm"/>
          <chart:axis chart:dimension="x" chart:name="primary-x" chart:style-name="ch5" chartooo:axis-type="auto">
            <chartooo:date-scale/>
            <chart:title svg:x="6.661cm" svg:y="8.883cm" chart:style-name="ch6">
              <text:p>Epoka/Iteracja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5.664cm" chart:style-name="ch7">
              <text:p>MSE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series chart:style-name="ch10" chart:values-cell-range-address="local-table.$C$2:.$C$5" chart:label-cell-address="local-table.$C$1" chart:class="chart:line">
            <chart:data-point chart:repeated="4"/>
          </chart:series>
          <chart:series chart:style-name="ch11" chart:values-cell-range-address="local-table.$D$2:.$D$5" chart:label-cell-address="local-table.$D$1" chart:class="chart:line">
            <chart:data-point chart:repeated="4"/>
          </chart:series>
          <chart:series chart:style-name="ch12" chart:values-cell-range-address="local-table.$E$2:.$E$5" chart:label-cell-address="local-table.$E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łąd walidacji MSE</text:p>
              </table:table-cell>
              <table:table-cell office:value-type="string">
                <text:p>5</text:p>
              </table:table-cell>
              <table:table-cell office:value-type="string">
                <text:p>1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Numer próby</text:p>
          </table:table-cell>
          <table:table-cell table:style-name="ce3" office:value-type="string" calcext:value-type="string">
            <text:p>Ilość iteracji/ep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13:49.5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32cm" svg:y="0.314cm" chart:style-name="ch2">
          <text:p>Ilość iteracji ( czas nauki ) dla 50 prób</text:p>
        </chart:title>
        <chart:plot-area chart:style-name="ch3" chart:data-source-has-labels="both" svg:x="1.415cm" svg:y="1.346cm" svg:width="14.265cm" svg:height="6.4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3cm" svg:y="1.415cm" svg:width="13.724cm" svg:height="5.54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2cm" svg:y="7.934cm" chart:style-name="ch5">
              <text:p>Numer próby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6.165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1" chart:label-cell-address="local-table.$B$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5" office:value-type="string" calcext:value-type="string">
            <text:p>Numer próby ( wybrane przykładowe 3 )</text:p>
          </table:table-cell>
          <table:table-cell table:style-name="ce5" office:value-type="string" calcext:value-type="string">
            <text:p>Epoka/Iteracja</text:p>
          </table:table-cell>
          <table:table-cell table:style-name="ce5" office:value-type="string" calcext:value-type="string">
            <text:p>MSE</text:p>
          </table:table-cell>
        </table:table-row>
        <table:table-row table:style-name="ro1"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38" calcext:value-type="float">
            <text:p>0,38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15" calcext:value-type="float">
            <text:p>0,15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7" calcext:value-type="float" table:number-columns-spanned="1" table:number-rows-spanned="4">
            <text:p>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42" calcext:value-type="float">
            <text:p>0,42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29" calcext:value-type="float">
            <text:p>0,29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27" calcext:value-type="float">
            <text:p>0,27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8" calcext:value-type="float" table:number-columns-spanned="1" table:number-rows-spanned="4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</table:table-row>
        <table:table-row table:style-name="ro1">
          <table:covered-table-cell table:style-name="ce7"/>
          <table:table-cell table:style-name="ce8" office:value-type="float" office:value="2" calcext:value-type="float">
            <text:p>2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3" calcext:value-type="float">
            <text:p>3</text:p>
          </table:table-cell>
          <table:table-cell table:style-name="ce8" office:value-type="float" office:value="0.48" calcext:value-type="float">
            <text:p>0,48</text:p>
          </table:table-cell>
        </table:table-row>
        <table:table-row table:style-name="ro1">
          <table:covered-table-cell table:style-name="ce7"/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21:26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cm" svg:y="0.314cm" chart:style-name="ch2">
          <text:p>Próba nr 5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7</text:p>
        </chart:title>
        <chart:plot-area chart:style-name="ch3" chart:data-source-has-labels="both" svg:x="1.452cm" svg:y="1.59cm" svg:width="14.228cm" svg:height="6.127cm">
          <chartooo:coordinate-region svg:x="2.364cm" svg:y="1.789cm" svg:width="13.222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28</text:p>
        </chart:title>
        <chart:plot-area chart:style-name="ch3" chart:data-source-has-labels="both" svg:x="1.452cm" svg:y="1.59cm" svg:width="14.228cm" svg:height="6.127cm">
          <chartooo:coordinate-region svg:x="2.179cm" svg:y="1.79cm" svg:width="13.407cm" svg:height="5.28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5"/>
          </chart:axis>
          <chart:axis chart:dimension="y" chart:name="primary-y" chart:style-name="ch4">
            <chart:title svg:x="0.451cm" svg:y="5.16cm" chart:style-name="ch6">
              <text:p>MSE</text:p>
            </chart:title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0.74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5">
          <table:table-cell table:number-columns-repeated="3"/>
        </table:table-row>
        <table:table-row table:style-name="ro1">
          <table:table-cell table:style-name="ce6" office:value-type="string" calcext:value-type="string">
            <text:p>Numer próby ( wybrane przykładowe 3 )</text:p>
          </table:table-cell>
          <table:table-cell table:style-name="ce6" office:value-type="string" calcext:value-type="string">
            <text:p>Epoka/Iteracja</text:p>
          </table:table-cell>
          <table:table-cell table:style-name="ce6" office:value-type="string" calcext:value-type="string">
            <text:p>MAPE</text:p>
          </table:table-cell>
        </table:table-row>
        <table:table-row table:style-name="ro1">
          <table:table-cell table:style-name="ce7" office:value-type="float" office:value="10" calcext:value-type="float" table:number-columns-spanned="1" table:number-rows-spanned="3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37" calcext:value-type="percentage">
            <text:p>37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11" calcext:value-type="percentage">
            <text:p>11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27" calcext:value-type="float" table:number-columns-spanned="1" table:number-rows-spanned="5">
            <text:p>2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6" calcext:value-type="percentage">
            <text:p>56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52" calcext:value-type="percentage">
            <text:p>52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49" calcext:value-type="percentage">
            <text:p>49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.01" calcext:value-type="percentage">
            <text:p>1,00%</text:p>
          </table:table-cell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10" office:value-type="percentage" office:value="0" calcext:value-type="percentage">
            <text:p>0,00%</text:p>
          </table:table-cell>
        </table:table-row>
        <table:table-row table:style-name="ro1">
          <table:table-cell table:style-name="ce7" office:value-type="float" office:value="43" calcext:value-type="float" table:number-columns-spanned="1" table:number-rows-spanned="4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percentage" office:value="0.5" calcext:value-type="percentage">
            <text:p>50,00%</text:p>
          </table:table-cell>
        </table:table-row>
        <table:table-row table:style-name="ro1">
          <table:covered-table-cell table:style-name="ce8"/>
          <table:table-cell table:style-name="ce9" office:value-type="float" office:value="2" calcext:value-type="float">
            <text:p>2</text:p>
          </table:table-cell>
          <table:table-cell table:style-name="ce10" office:value-type="percentage" office:value="0.44" calcext:value-type="percentage">
            <text:p>44,00%</text:p>
          </table:table-cell>
        </table:table-row>
        <table:table-row table:style-name="ro1">
          <table:covered-table-cell table:style-name="ce8"/>
          <table:table-cell table:style-name="ce9" office:value-type="float" office:value="3" calcext:value-type="float">
            <text:p>3</text:p>
          </table:table-cell>
          <table:table-cell table:style-name="ce10" office:value-type="percentage" office:value="0.17" calcext:value-type="percentage">
            <text:p>17,00%</text:p>
          </table:table-cell>
        </table:table-row>
        <table:table-row table:style-name="ro1">
          <table:covered-table-cell table:style-name="ce8"/>
          <table:table-cell table:style-name="ce9" office:value-type="float" office:value="4" calcext:value-type="float">
            <text:p>4</text:p>
          </table:table-cell>
          <table:table-cell table:style-name="ce10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7:50:05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8cm" svg:y="0.314cm" chart:style-name="ch2">
          <text:p>Próba nr 10</text:p>
        </chart:title>
        <chart:plot-area chart:style-name="ch3" chart:data-source-has-labels="both" svg:x="1.452cm" svg:y="1.59cm" svg:width="14.228cm" svg:height="6.127cm">
          <chartooo:coordinate-region svg:x="2.867cm" svg:y="1.789cm" svg:width="12.719cm" svg:height="5.281cm"/>
          <chart:axis chart:dimension="x" chart:name="primary-x" chart:style-name="ch4" chartooo:axis-type="auto">
            <chartooo:date-scale/>
            <chart:title svg:x="7.199cm" svg:y="7.896cm" chart:style-name="ch5">
              <text:p>Epoka/Iteracja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305cm" chart:style-name="ch7">
              <text:p>MAPE</text:p>
            </chart:title>
          </chart:axis>
          <chart:series chart:style-name="ch8" chart:values-cell-range-address="local-table.$B$2:.$B$4" chart:label-cell-address="local-table.$B$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